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seph Blumentha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4, 1893</text:p>
      <text:p text:style-name="P6">Month<text:tab/><text:tab/><text:tab/><text:tab/><text:tab/><text:tab/>May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Department of Taxes and Assessments,/</text:p>
      <text:p text:style-name="P2">Commissioners' Office,/</text:p>
      <text:p text:style-name="P2">Staats Zeitung Building, Tryon Row,/</text:p>
      <text:p text:style-name="P4">New York, May 24 1893/</text:p>
      <text:p text:style-name="P3">Commissioners,/</text:p>
      <text:p text:style-name="P3">EDWARD P. BARKER, President./</text:p>
      <text:p text:style-name="P3">THOMAS L. FEITNER,/</text:p>
      <text:p text:style-name="P3">EDWARD L. PARR S./</text:p>
      <text:p text:style-name="P3">My dear Dr/</text:p>
      <text:p text:style-name="P3"><text:tab/>Since I have assumed the/ duties of Tax Commisr on the 1st/ May, I have actually been so/ busy, that I have had no time to/ think of anything Else--after June/ 1st I shall have time to again/ look after Seminary matters &amp;c/ Your favors with check of Jacob/ Rothschild 25-- &amp; then with/ checks of 300 (including 15 in notes)/ &amp; also check $25-- for Morais Library/ all due to hand &amp; sent to Mr/ Cowen--<text:soft-page-break/>some of the signatures/ notably the one on the 100 check/ I cannot make out--would you/ kindly get a full list of all/ the Phil contributions from/ Mr Ed L Rothschild, with/</text:p>
      <text:p text:style-name="P3"/>
      <text:p text:style-name="P3">[Page 2]</text:p>
      <text:p text:style-name="P3">amounts given &amp;c, so that their/ names can be properly and/ fully put on our Books. <text:s/>Else/ when our Report comes out/ names will be wrong, and/ initials of names not correct./ <text:s/>You do not say from whom/ the $15-- in notes come--/ please in future give/ me names &amp; amounts in/ detail--Truly great/ credit is due Mr R &amp;/ I shall take an early/ opportunity to have our/ Board acknowledge same/ Hope you are well/ Yours tru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42:21.04</meta:creation-date>
    <meta:document-statistic meta:table-count="0" meta:image-count="0" meta:object-count="0" meta:page-count="3" meta:paragraph-count="73" meta:word-count="394" meta:character-count="2499"/>
    <dc:date>2011-12-13T15:47:58.61</dc:date>
    <dc:creator>Penn Libraries</dc:creator>
    <meta:editing-duration>PT00H05M37S</meta:editing-duration>
    <meta:editing-cycles>1</meta:editing-cycles>
    <meta:generator>OpenOffice.org/3.2$Win32 OpenOffice.org_project/320m12$Build-9483</meta:generator>
  </office:meta>
</office:document-meta>
</file>